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a76aa" officeooo:paragraph-rsid="000a215d"/>
    </style:style>
    <style:style style:name="P2" style:family="paragraph" style:parent-style-name="Standard">
      <style:paragraph-properties fo:text-align="justify" style:justify-single-word="false"/>
      <style:text-properties fo:font-variant="normal" fo:text-transform="none" fo:color="#3c3c3c" style:font-name="Arial" fo:font-size="9pt" fo:letter-spacing="normal" fo:font-style="normal" fo:font-weight="normal" officeooo:rsid="00102735" officeooo:paragraph-rsid="00102735"/>
    </style:style>
    <style:style style:name="P3" style:family="paragraph" style:parent-style-name="Standard" style:list-style-name="L1">
      <style:paragraph-properties fo:text-align="justify" style:justify-single-word="false"/>
      <style:text-properties officeooo:rsid="0008087f" officeooo:paragraph-rsid="0006b52b"/>
    </style:style>
    <style:style style:name="P4" style:family="paragraph" style:parent-style-name="Standard" style:list-style-name="L1">
      <style:paragraph-properties fo:text-align="justify" style:justify-single-word="false"/>
      <style:text-properties officeooo:rsid="0008087f" officeooo:paragraph-rsid="0008087f"/>
    </style:style>
    <style:style style:name="P5" style:family="paragraph" style:parent-style-name="Standard" style:list-style-name="L1">
      <style:paragraph-properties fo:text-align="justify" style:justify-single-word="false"/>
      <style:text-properties officeooo:rsid="00080cad" officeooo:paragraph-rsid="00080cad"/>
    </style:style>
    <style:style style:name="P6" style:family="paragraph" style:parent-style-name="Standard" style:list-style-name="L1">
      <style:paragraph-properties fo:text-align="justify" style:justify-single-word="false"/>
      <style:text-properties officeooo:rsid="0009748b" officeooo:paragraph-rsid="00093768"/>
    </style:style>
    <style:style style:name="P7" style:family="paragraph" style:parent-style-name="Standard" style:list-style-name="L1">
      <style:paragraph-properties fo:text-align="justify" style:justify-single-word="false"/>
      <style:text-properties officeooo:rsid="00093768" officeooo:paragraph-rsid="00093768"/>
    </style:style>
    <style:style style:name="P8" style:family="paragraph" style:parent-style-name="Standard" style:list-style-name="L1">
      <style:paragraph-properties fo:text-align="justify" style:justify-single-word="false"/>
      <style:text-properties officeooo:rsid="000a0573" officeooo:paragraph-rsid="000a0573"/>
    </style:style>
    <style:style style:name="P9" style:family="paragraph" style:parent-style-name="Standard" style:list-style-name="L1">
      <style:paragraph-properties fo:text-align="justify" style:justify-single-word="false"/>
      <style:text-properties officeooo:paragraph-rsid="0006b52b"/>
    </style:style>
    <style:style style:name="P10" style:family="paragraph" style:parent-style-name="Standard" style:list-style-name="L1">
      <style:paragraph-properties fo:text-align="justify" style:justify-single-word="false"/>
      <style:text-properties officeooo:paragraph-rsid="000bac83"/>
    </style:style>
    <style:style style:name="P11" style:family="paragraph" style:parent-style-name="Standard" style:list-style-name="L1">
      <style:paragraph-properties fo:text-align="justify" style:justify-single-word="false"/>
      <style:text-properties officeooo:paragraph-rsid="000a215d"/>
    </style:style>
    <style:style style:name="P12" style:family="paragraph" style:parent-style-name="Standard" style:list-style-name="L1">
      <style:paragraph-properties fo:text-align="justify" style:justify-single-word="false"/>
      <style:text-properties officeooo:paragraph-rsid="000fa159"/>
    </style:style>
    <style:style style:name="P13" style:family="paragraph" style:parent-style-name="Standard" style:list-style-name="L1">
      <style:paragraph-properties fo:text-align="justify" style:justify-single-word="false"/>
      <style:text-properties officeooo:rsid="000a76aa" officeooo:paragraph-rsid="000bac83"/>
    </style:style>
    <style:style style:name="P14" style:family="paragraph" style:parent-style-name="Standard" style:list-style-name="L1">
      <style:paragraph-properties fo:text-align="justify" style:justify-single-word="false"/>
      <style:text-properties style:text-line-through-style="none" style:text-line-through-type="none" officeooo:rsid="000a76aa" officeooo:paragraph-rsid="000a76aa"/>
    </style:style>
    <style:style style:name="P15" style:family="paragraph" style:parent-style-name="Standard" style:list-style-name="L1">
      <style:paragraph-properties fo:text-align="justify" style:justify-single-word="false"/>
      <style:text-properties officeooo:rsid="000bac83" officeooo:paragraph-rsid="000bac83"/>
    </style:style>
    <style:style style:name="P16" style:family="paragraph" style:parent-style-name="Standard" style:list-style-name="L1">
      <style:paragraph-properties fo:text-align="justify" style:justify-single-word="false"/>
      <style:text-properties officeooo:rsid="000ea813" officeooo:paragraph-rsid="000ea813"/>
    </style:style>
    <style:style style:name="P17" style:family="paragraph" style:parent-style-name="Standard" style:list-style-name="L1">
      <style:paragraph-properties fo:text-align="justify" style:justify-single-word="false"/>
      <style:text-properties officeooo:rsid="000fa159" officeooo:paragraph-rsid="0018998e"/>
    </style:style>
    <style:style style:name="P18" style:family="paragraph" style:parent-style-name="Standard" style:list-style-name="L1">
      <style:paragraph-properties fo:text-align="justify" style:justify-single-word="false"/>
      <style:text-properties officeooo:rsid="00102735" officeooo:paragraph-rsid="00102735"/>
    </style:style>
    <style:style style:name="P19" style:family="paragraph" style:parent-style-name="Standard" style:list-style-name="L1">
      <style:paragraph-properties fo:text-align="justify" style:justify-single-word="false"/>
      <style:text-properties officeooo:rsid="0015db4b" officeooo:paragraph-rsid="0018998e"/>
    </style:style>
    <style:style style:name="P20" style:family="paragraph" style:parent-style-name="Standard" style:list-style-name="L1">
      <style:paragraph-properties fo:text-align="justify" style:justify-single-word="false"/>
      <style:text-properties officeooo:rsid="0018ef12" officeooo:paragraph-rsid="0018ef12"/>
    </style:style>
    <style:style style:name="P21" style:family="paragraph" style:parent-style-name="Standard" style:list-style-name="L1">
      <style:paragraph-properties fo:text-align="justify" style:justify-single-word="false"/>
      <style:text-properties officeooo:rsid="0018ef12" officeooo:paragraph-rsid="001ad815"/>
    </style:style>
    <style:style style:name="T1" style:family="text">
      <style:text-properties officeooo:rsid="00093768"/>
    </style:style>
    <style:style style:name="T2" style:family="text">
      <style:text-properties officeooo:rsid="000a215d"/>
    </style:style>
    <style:style style:name="T3" style:family="text">
      <style:text-properties style:text-line-through-style="none" style:text-line-through-type="none"/>
    </style:style>
    <style:style style:name="T4" style:family="text">
      <style:text-properties style:text-line-through-style="none" style:text-line-through-type="none" officeooo:rsid="000bac83"/>
    </style:style>
    <style:style style:name="T5" style:family="text">
      <style:text-properties officeooo:rsid="000bac83"/>
    </style:style>
    <style:style style:name="T6" style:family="text">
      <style:text-properties officeooo:rsid="000cffd7"/>
    </style:style>
    <style:style style:name="T7" style:family="text">
      <style:text-properties officeooo:rsid="0014ec77"/>
    </style:style>
    <style:style style:name="T8" style:family="text">
      <style:text-properties officeooo:rsid="0015db4b"/>
    </style:style>
    <style:style style:name="T9" style:family="text">
      <style:text-properties officeooo:rsid="0018998e"/>
    </style:style>
    <style:style style:name="T10" style:family="text">
      <style:text-properties officeooo:rsid="0018ef12"/>
    </style:style>
    <style:style style:name="T11" style:family="text">
      <style:text-properties officeooo:rsid="001ad815"/>
    </style:style>
    <style:style style:name="T12" style:family="text">
      <style:text-properties officeooo:rsid="00102735"/>
    </style:style>
    <style:style style:name="T13" style:family="text">
      <style:text-properties officeooo:rsid="001bbf9d"/>
    </style:style>
    <style:style style:name="T14" style:family="text">
      <style:text-properties officeooo:rsid="001e30a7"/>
    </style:style>
    <style:style style:name="T15" style:family="text">
      <style:text-properties officeooo:rsid="001fac70"/>
    </style:style>
    <style:style style:name="T16"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6984968" text:style-name="L1">
        <text:list-item>
          <text:p text:style-name="P3">Design a method called factorial that receives a positive integer and returns the factorial. If the number is negative the method should return -1.</text:p>
          <text:p text:style-name="P4"/>
        </text:list-item>
        <text:list-item>
          <text:p text:style-name="P5">Design <text:span text:style-name="T1">a method called leapYear that returns 1 if the number that receives the method is a leap year. In other case, the method returns -1. A year is a leap year if it is multiple of 4 but the year is not multiple of 100 and not multiple of 400.</text:span></text:p>
          <text:p text:style-name="P5"/>
        </text:list-item>
        <text:list-item>
          <text:p text:style-name="P6">Design a method called daysInMonth that returns the integer number of days in the month and year that received as arguments. You can use the method leapYear. If the arguments are not valid the method should return -1</text:p>
          <text:p text:style-name="P7"/>
        </text:list-item>
        <text:list-item>
          <text:p text:style-name="P8">Design a method called dayOfWeek that receives three integer parameters: day, month and year. The method should return a number between <text:span text:style-name="T15">0</text:span> and <text:span text:style-name="T15">6</text:span> that is the day in the week for that date. You have to know the next algorithm:</text:p>
          <text:p text:style-name="P9"/>
          <text:p text:style-name="P10">a = (14 - <text:span text:style-name="T5">month</text:span>) / 12 </text:p>
          <text:p text:style-name="P10">y = <text:span text:style-name="T5">year</text:span> – a </text:p>
          <text:p text:style-name="P10">m = <text:span text:style-name="T5">month</text:span> + 12 * a – 2 </text:p>
          <text:p text:style-name="P13"><text:span text:style-name="T3">d = (</text:span><text:span text:style-name="T4">day</text:span><text:span text:style-name="T3"> + y + y/4 - y/100 + y/400 + (31*m)/12) mod 7</text:span></text:p>
          <text:p text:style-name="P14"/>
          <text:p text:style-name="P11"><text:span text:style-name="T2">If the variable d is zero was Sunday</text:span>, 1 <text:span text:style-name="T2">Monday……………</text:span>... 6 <text:span text:style-name="T2">Saturday</text:span>. </text:p>
          <text:p text:style-name="P11"/>
        </text:list-item>
        <text:list-item>
          <text:p text:style-name="P15">Design a method called myPower that receives <text:span text:style-name="T14">one integer and one</text:span> integer positive numbers as parameters and the method calculates the power of the first parameter <text:span text:style-name="T6">raised the second number. You only can use the multiplication. If the parameters are not right (the second parameter is negative) the method should return -1. Remember that any number raised 0 is 1.</text:span></text:p>
          <text:p text:style-name="P15"/>
        </text:list-item>
        <text:list-item>
          <text:p text:style-name="P16">Design a method called numberOfNumbers that receives one integer positive number as parameter. The method should return the number of digits of the number that received by parameter. If the parameter is not valid the method should return -1.</text:p>
          <text:p text:style-name="P12"/>
        </text:list-item>
        <text:list-item>
          <text:p text:style-name="P17">Design a method called isPrime that receives one integer positive number <text:span text:style-name="T7">greater than 0 </text:span>as parameter. The method should return 1 if the number is prime or 0 if the number is not prime. If the parameter is not valid the method should return -1.</text:p>
          <text:p text:style-name="P18"/>
        </text:list-item>
        <text:list-item>
          <text:p text:style-name="P18">Design a method called secondOrder that receive<text:span text:style-name="T10">s</text:span> three integer positive number as parameters. This parameters are the coefficients of the an equation of a second order <text:span text:style-name="T8">(ax2+bx+c=0)</text:span> and the method returns the numbers of the solutions. If the parameters are not valid the method should return -1</text:p>
          <text:p text:style-name="P18"/>
        </text:list-item>
        <text:list-item>
          <text:p text:style-name="P19">Design a method called <text:span text:style-name="T9">numberDivisorPrime</text:span> that receive<text:span text:style-name="T10">s a</text:span> positive number as <text:span text:style-name="T10">a </text:span>parameter. <text:span text:style-name="T9">The method should return the number of prime divisors of the parameter. If the parameter is not valid the method should return -1.</text:span></text:p>
          <text:p text:style-name="P20"/>
        </text:list-item>
        <text:list-item>
          <text:p text:style-name="P21">Design a method called friend that receives two positive number as parameters. The method should return <text:span text:style-name="T13">true</text:span> if the number are friends and <text:span text:style-name="T13">false</text:span> in other case. Two numbers are friends if the addition of all the divisors less the same <text:span text:style-name="T11">number of the one number is equal to the second number and in the other case too</text:span>. <text:span text:style-name="T12">If the parameters are not valid the method should return false.</text:span></text:p>
        </text:list-item>
      </text:list>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7T20:22:20.982570682</meta:creation-date>
    <dc:date>2019-10-30T09:40:33.881099841</dc:date>
    <meta:editing-duration>PT1H8M51S</meta:editing-duration>
    <meta:editing-cycles>12</meta:editing-cycles>
    <meta:generator>LibreOffice/6.0.7.3$Linux_X86_64 LibreOffice_project/00m0$Build-3</meta:generator>
    <meta:document-statistic meta:table-count="0" meta:image-count="0" meta:object-count="0" meta:page-count="1" meta:paragraph-count="15" meta:word-count="506" meta:character-count="2767" meta:non-whitespace-character-count="2280"/>
  </office:meta>
</office:document-meta>
</file>